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46ad" officeooo:paragraph-rsid="000646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S6</text:p>
      <text:p text:style-name="P1"/>
      <text:p text:style-name="P1">Could easily start the competition, start the conveyor belt, stop the belt and get the drone. Could subscribe to the logical camera and read outputs. But could not read specifically the z value of the logical camera for the box. Everytime I tried doing so my core died. Not sure what was going wrong.</text:p>
      <text:p text:style-name="P1"/>
      <text:p text:style-name="P1">Once I can read the Z value, my logic is to stop once it comes to a preset threshold value but until then its in ros::spin(), as soon as box is detected it goes out of the spin and continues with the code.</text:p>
      <text:p text:style-name="P1"/>
      <text:p text:style-name="P1">Might need help understanding how to read the z value in particu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03:02:35.099799259</meta:creation-date>
    <dc:date>2018-11-05T03:07:01.188106035</dc:date>
    <meta:editing-duration>PT4M26S</meta:editing-duration>
    <meta:editing-cycles>1</meta:editing-cycles>
    <meta:document-statistic meta:table-count="0" meta:image-count="0" meta:object-count="0" meta:page-count="1" meta:paragraph-count="4" meta:word-count="110" meta:character-count="576" meta:non-whitespace-character-count="470"/>
    <meta:generator>LibreOffice/5.1.6.2$Linux_X86_64 LibreOffice_project/10m0$Build-2</meta:generator>
  </office:meta>
</office:document-meta>
</file>